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StackingLayoutManager.addBlockSpacing( double adjust , MinOptMax minopt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ingPosition.MappingPosition( LayoutManager lm , int first , int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StackingLayoutManager.addKnuthElementsForBreakBefore( List returnList , Layou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StackingLayoutManager.getNextKnuthElements( LayoutContext context , int alignment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BlockStackingLayoutManager.addKnuthElementsForBorderPaddingAfter( List returnList , boolean isLa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ckingIter.getLM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wrapPositionElement( ListElement el , List targetList , boolean fo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StackingLayoutManager.addKnuthElementsForBorderPaddingBefore( List returnList , boolean isFir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lockStackingLayoutManager.createUnitElements( List oldList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95">
            <text:p text:style-name="Table_20_Contents">95</text:p>
          </table:table-cell>
          <table:table-cell office:value-type="float" office:value="215">
            <text:p text:style-name="Table_20_Contents">215</text:p>
          </table:table-cell>
        </table:table-row>
        <table:table-row>
          <table:table-cell office:value-type="string">
            <text:p text:style-name="Table_20_Contents">BlockStackingLayoutManager.getBreakBefo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lockStackingLayoutManager.addKnuthElementsForBreakAfter( List returnList , Layout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lockStackingLayoutManager.getChangedKnuthElements( List oldList , int alignment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BlockStackingLayoutManager.getBorderPaddingBackgroun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lockStackingLayoutManager.addKnuthElementsForSpaceAfter( List returnList , int alig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ckStackingLayoutManager.getContentArea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getSpaceBeforePropert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lockStackingLayoutManager.getParentKeepTogetherStreng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lockStackingLayoutManager.updateContentAreaIPDwithOverconstrainedAdju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lockStackingLayoutManager.discardSpace( KnuthGlue spaceG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lockStackingLayoutManager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StackingLayoutManager.mus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getIPInd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Pos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mus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negotiateBPDAdjustment( int adj , KnuthElement lastEl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BlockStackingLayoutManager.mus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neededUnits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setContentAreaIPD( int contentArea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addInBetweenBreak( List contentList , LayoutContext context , LayoutContext childL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lockStackingLayoutManager.wrapPositionElements( List sourceList , List targe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addKnuthElementsForSpaceBefore( List returnList , int alig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pingPosition.getLa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getContentArea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updateContentAreaIPDwithOverconstrainedAdjust( int contentIP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StackingLayoutManager.addChildToArea( Area childArea , BlockParent parent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StackingLayoutManager.getSpaceAfterPropert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ckingIter.StackingIter( Iterator parent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setCurrentArea( BlockParent parent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getAuxiliary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StackingLayoutManager.addPendingMarks( Layout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lockStackingLayoutManager.BlockStackingLayoutManager( FObj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StackingLayoutManager.wrapPositionElements( List sourceList , List targetList , boolean fo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lockStackingLayoutManager.addChild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tackingLayoutManager.getCurren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Position.getFi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